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2591e" officeooo:paragraph-rsid="0032591e"/>
    </style:style>
    <style:style style:name="P2" style:family="paragraph" style:parent-style-name="Text_20_body">
      <style:text-properties officeooo:rsid="00345030" officeooo:paragraph-rsid="00345030"/>
    </style:style>
    <style:style style:name="P3" style:family="paragraph" style:parent-style-name="Heading_20_3">
      <style:text-properties officeooo:rsid="0032591e" officeooo:paragraph-rsid="0032591e"/>
    </style:style>
    <style:style style:name="P4" style:family="paragraph" style:parent-style-name="Text_20_body">
      <style:text-properties officeooo:rsid="0032591e" officeooo:paragraph-rsid="0032591e"/>
    </style:style>
    <style:style style:name="P5" style:family="paragraph" style:parent-style-name="Heading_20_1" style:master-page-name="Right_20_Page">
      <style:paragraph-properties style:page-number="auto"/>
      <style:text-properties officeooo:rsid="0032591e" officeooo:paragraph-rsid="0032591e"/>
    </style:style>
    <style:style style:name="T1" style:family="text">
      <style:text-properties officeooo:rsid="0032591e"/>
    </style:style>
    <style:style style:name="T2" style:family="text">
      <style:text-properties officeooo:rsid="00345030"/>
    </style:style>
    <style:style style:name="T3" style:family="text">
      <style:text-properties officeooo:rsid="003495e4"/>
    </style:style>
    <style:style style:name="T4" style:family="text">
      <style:text-properties officeooo:rsid="00364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owderfinger</text:h>
      <text:h text:style-name="Heading_20_2" text:outline-level="2">(Neil Young)</text:h>
      <text:h text:style-name="P3" text:outline-level="3">[INTRO]</text:h>
      <text:p text:style-name="P1">G</text:p>
      <text:h text:style-name="Heading_20_3" text:outline-level="3">[VERSE 1]</text:h>
      <text:p text:style-name="P1">G <text:s text:c="24"/>Cm</text:p>
      <text:p text:style-name="P1">Look out, Mama, there's a white boat</text:p>
      <text:p text:style-name="P1"><text:s text:c="16"/><text:span text:style-name="T2">G</text:span></text:p>
      <text:p text:style-name="P1">comin' down the river</text:p>
      <text:p text:style-name="P1"><text:s text:c="7"/>C</text:p>
      <text:p text:style-name="P1">With a big red beacon, and a flag,</text:p>
      <text:p text:style-name="P1"><text:s text:c="17"/><text:span text:style-name="T3">G</text:span></text:p>
      <text:p text:style-name="P1">and a man on the rail</text:p>
      <text:p text:style-name="P1"><text:s text:c="14"/>C</text:p>
      <text:p text:style-name="P1">I think you'd better call John,</text:p>
      <text:p text:style-name="P1"><text:s text:c="10"/><text:span text:style-name="T3">Cm</text:span></text:p>
      <text:p text:style-name="P1">'Cause it don't look like they're here</text:p>
      <text:p text:style-name="P1"><text:s text:c="5"/>G <text:s text:c="9"/>C</text:p>
      <text:p text:style-name="P1">to deliver, the mail</text:p>
      <text:p text:style-name="P1"><text:s text:c="9"/>Bm <text:s text:c="14"/><text:span text:style-name="T2">Em</text:span></text:p>
      <text:p text:style-name="P1">And it's less than a mile away</text:p>
      <text:p text:style-name="P1"><text:s text:c="2"/>Bm <text:s text:c="22"/>C</text:p>
      <text:p text:style-name="P1">I hope they didn't come to stay</text:p>
      <text:p text:style-name="P1"><text:s text:c="9"/>Bm <text:s text:c="23"/>Em</text:p>
      <text:p text:style-name="P1">It's got numbers on the side and a gun</text:p>
      <text:p text:style-name="P1"><text:s text:c="20"/>D</text:p>
      <text:p text:style-name="P1">And it's makin' big waves.</text:p>
      <text:h text:style-name="Heading_20_3" text:outline-level="3">[BRIDGE]</text:h>
      <text:p text:style-name="P1">G <text:s/>Cm <text:s/><text:span text:style-name="T3">G</text:span></text:p>
      <text:h text:style-name="Heading_20_3" text:outline-level="3">[VERSE 2]</text:h>
      <text:p text:style-name="P1">G <text:s text:c="15"/>Cm</text:p>
      <text:p text:style-name="P1">Daddy's gone, my brother's out hunting</text:p>
      <text:p text:style-name="P1"><text:s text:c="7"/><text:span text:style-name="T2">G</text:span></text:p>
      <text:p text:style-name="P1">in the mountains</text:p>
      <text:p text:style-name="P1"><text:s text:c="4"/>C</text:p>
      <text:p text:style-name="P1">Big John's been drinking</text:p>
      <text:p text:style-name="P1"><text:s text:c="26"/><text:span text:style-name="T2">G</text:span></text:p>
      <text:p text:style-name="P1">since the river took Emmy-Lou</text:p>
      <text:p text:style-name="P1"><text:s text:c="7"/>C <text:s text:c="21"/><text:span text:style-name="T4">Em</text:span></text:p>
      <text:p text:style-name="P1">So the powers that be left me here</text:p>
      <text:p text:style-name="P1"><text:soft-page-break/><text:s text:c="14"/>G</text:p>
      <text:p text:style-name="P1">to do all the thinkin'</text:p>
      <text:p text:style-name="P1"><text:s text:c="6"/>Bm <text:s text:c="16"/><text:span text:style-name="T2">G</text:span></text:p>
      <text:p text:style-name="P1">And I just turned twenty-two</text:p>
      <text:p text:style-name="P1"><text:s text:c="6"/>Bm <text:s text:c="15"/>Cm</text:p>
      <text:p text:style-name="P1">I was wonderin' what to do</text:p>
      <text:p text:style-name="P1"><text:s text:c="8"/>Bm</text:p>
      <text:p text:style-name="P1">And the closer they <text:span text:style-name="T2">came</text:span>,</text:p>
      <text:p text:style-name="P1"><text:s text:c="4"/>Em <text:s text:c="16"/>D</text:p>
      <text:p text:style-name="P1">The more those feelings grew.</text:p>
      <text:h text:style-name="Heading_20_3" text:outline-level="3">[BRIDGE]</text:h>
      <text:p text:style-name="P2">G <text:s/>Cm <text:s/><text:span text:style-name="T3">G</text:span></text:p>
      <text:h text:style-name="Heading_20_3" text:outline-level="3">[VERSE 3]</text:h>
      <text:p text:style-name="P1">G <text:s text:c="18"/>Cm <text:s text:c="11"/><text:span text:style-name="T2">G</text:span></text:p>
      <text:p text:style-name="P1">Daddy's rifle in my hand felt reassurin'</text:p>
      <text:p text:style-name="P1"><text:s text:c="12"/>C</text:p>
      <text:p text:style-name="P1">He <text:span text:style-name="T2">told me</text:span>, Red means run, son,</text:p>
      <text:p text:style-name="P1"><text:s text:c="18"/><text:span text:style-name="T2">G</text:span></text:p>
      <text:p text:style-name="P1"><text:span text:style-name="T2">numbers</text:span> add up to nothin'</text:p>
      <text:p text:style-name="P1"><text:s text:c="13"/>C</text:p>
      <text:p text:style-name="P1">But when the first shot</text:p>
      <text:p text:style-name="P1"><text:s text:c="8"/>Em <text:s text:c="12"/>G</text:p>
      <text:p text:style-name="P1">hit the docks I saw it comin'</text:p>
      <text:p text:style-name="P1"><text:s text:c="10"/>Bm <text:s text:c="9"/><text:span text:style-name="T2">Em</text:span></text:p>
      <text:p text:style-name="P1">Raised my rifle to my eye</text:p>
      <text:p text:style-name="P1"><text:s text:c="6"/>Bm <text:s text:c="15"/>C</text:p>
      <text:p text:style-name="P1">Never stopped to wonder why.</text:p>
      <text:p text:style-name="P1"><text:s text:c="5"/>Bm</text:p>
      <text:p text:style-name="P1">Then I saw black,</text:p>
      <text:p text:style-name="P1"><text:s text:c="7"/>Em <text:s text:c="17"/>D</text:p>
      <text:p text:style-name="P1">And my face splashed in the sky.</text:p>
      <text:h text:style-name="Heading_20_3" text:outline-level="3">[BRIDGE]</text:h>
      <text:p text:style-name="P2">G <text:s/>Cm<text:span text:style-name="T4"> <text:s/>G</text:span></text:p>
      <text:h text:style-name="Heading_20_3" text:outline-level="3">[VERSE 4]</text:h>
      <text:p text:style-name="P1">G <text:s text:c="18"/>Cm <text:s text:c="12"/><text:span text:style-name="T2">G</text:span></text:p>
      <text:p text:style-name="P1">Shelter me from the powder and the finger</text:p>
      <text:p text:style-name="P1">C <text:s text:c="16"/><text:span text:style-name="T4">Em</text:span></text:p>
      <text:p text:style-name="P1">Cover me with the thought</text:p>
      <text:p text:style-name="P1"><text:s text:c="16"/><text:span text:style-name="T2">G</text:span></text:p>
      <text:p text:style-name="P1">that pulled the trigger</text:p>
      <text:p text:style-name="P1"/>
      <text:p text:style-name="P1"><text:soft-page-break/>C <text:s text:c="13"/>Em <text:s text:c="13"/>G</text:p>
      <text:p text:style-name="P1">Think of me as one you'd never figured</text:p>
      <text:p text:style-name="P1"><text:s text:c="6"/>Bm <text:s text:c="9"/><text:span text:style-name="T3">Em</text:span></text:p>
      <text:p text:style-name="P1">Would fade away so young</text:p>
      <text:p text:style-name="P1"><text:s text:c="5"/>Bm <text:s text:c="11"/>C</text:p>
      <text:p text:style-name="P1">With so much left undone</text:p>
      <text:p text:style-name="P1"><text:s text:c="2"/>Bm <text:s text:c="12"/>Em</text:p>
      <text:p text:style-name="P1">Remember me to my love,</text:p>
      <text:p text:style-name="P1"><text:s text:c="12"/>D</text:p>
      <text:p text:style-name="P1">I know I'll miss her. </text:p>
      <text:h text:style-name="Heading_20_3" text:outline-level="3">[OUTRO]</text:h>
      <text:p text:style-name="P2">G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22S</meta:editing-duration>
    <meta:editing-cycles>37</meta:editing-cycles>
    <meta:generator>LibreOffice/5.2.7.2$MacOSX_X86_64 LibreOffice_project/2b7f1e640c46ceb28adf43ee075a6e8b8439ed10</meta:generator>
    <dc:title>Lyrics + Chords</dc:title>
    <dc:date>2017-07-31T16:37:13.378157000</dc:date>
    <meta:print-date>2017-04-03T12:23:29.985893000</meta:print-date>
    <meta:document-statistic meta:table-count="0" meta:image-count="0" meta:object-count="0" meta:page-count="3" meta:paragraph-count="92" meta:word-count="311" meta:character-count="1984" meta:non-whitespace-character-count="10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